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8e6f"/>
    </style:style>
    <style:style style:name="P2" style:family="paragraph" style:parent-style-name="Standard">
      <style:text-properties officeooo:rsid="001e87f9" officeooo:paragraph-rsid="001c8e6f"/>
    </style:style>
    <style:style style:name="P3" style:family="paragraph" style:parent-style-name="Standard">
      <style:text-properties officeooo:rsid="001fb60b" officeooo:paragraph-rsid="001fb60b"/>
    </style:style>
    <style:style style:name="P4" style:family="paragraph" style:parent-style-name="Standard">
      <style:text-properties officeooo:rsid="00212d59" officeooo:paragraph-rsid="00212d59"/>
    </style:style>
    <style:style style:name="P5" style:family="paragraph" style:parent-style-name="Standard" style:list-style-name="L1">
      <style:text-properties officeooo:rsid="001f2552" officeooo:paragraph-rsid="001f2552"/>
    </style:style>
    <style:style style:name="P6" style:family="paragraph" style:parent-style-name="Standard" style:list-style-name="L2">
      <style:text-properties officeooo:rsid="001f2552" officeooo:paragraph-rsid="001f2552"/>
    </style:style>
    <style:style style:name="P7" style:family="paragraph" style:parent-style-name="Standard" style:list-style-name="L3">
      <style:text-properties officeooo:rsid="001f2552" officeooo:paragraph-rsid="0029e36e"/>
    </style:style>
    <style:style style:name="P8" style:family="paragraph" style:parent-style-name="Standard" style:list-style-name="L3">
      <style:text-properties officeooo:rsid="001f2552" officeooo:paragraph-rsid="001fb60b"/>
    </style:style>
    <style:style style:name="P9" style:family="paragraph" style:parent-style-name="Standard" style:list-style-name="L3">
      <style:text-properties officeooo:rsid="001f2552" officeooo:paragraph-rsid="00212d59"/>
    </style:style>
    <style:style style:name="P10" style:family="paragraph" style:parent-style-name="Standard" style:list-style-name="L2">
      <style:text-properties officeooo:rsid="002298c6" officeooo:paragraph-rsid="002298c6"/>
    </style:style>
    <style:style style:name="P11" style:family="paragraph" style:parent-style-name="Standard" style:list-style-name="L2">
      <style:text-properties officeooo:rsid="0029e36e" officeooo:paragraph-rsid="0029e36e"/>
    </style:style>
    <style:style style:name="P12" style:family="paragraph" style:parent-style-name="Standard" style:list-style-name="L3">
      <style:text-properties officeooo:rsid="001fb60b" officeooo:paragraph-rsid="001fb60b"/>
    </style:style>
    <style:style style:name="P13" style:family="paragraph" style:parent-style-name="Standard" style:list-style-name="L3">
      <style:text-properties officeooo:rsid="001fb60b" officeooo:paragraph-rsid="00212d59"/>
    </style:style>
    <style:style style:name="P14" style:family="paragraph" style:parent-style-name="Standard" style:list-style-name="L3">
      <style:text-properties officeooo:rsid="001fb60b" officeooo:paragraph-rsid="0029e36e"/>
    </style:style>
    <style:style style:name="P15" style:family="paragraph" style:parent-style-name="Standard" style:list-style-name="L3">
      <style:text-properties officeooo:rsid="00212d59" officeooo:paragraph-rsid="00212d59"/>
    </style:style>
    <style:style style:name="T1" style:family="text">
      <style:text-properties officeooo:rsid="001c8e6f"/>
    </style:style>
    <style:style style:name="T2" style:family="text">
      <style:text-properties officeooo:rsid="001e87f9"/>
    </style:style>
    <style:style style:name="T3" style:family="text">
      <style:text-properties officeooo:rsid="001fb60b"/>
    </style:style>
    <style:style style:name="T4" style:family="text">
      <style:text-properties officeooo:rsid="00212d59"/>
    </style:style>
    <style:style style:name="T5" style:family="text">
      <style:text-properties officeooo:rsid="002298c6"/>
    </style:style>
    <style:style style:name="T6" style:family="text">
      <style:text-properties officeooo:rsid="00250403"/>
    </style:style>
    <style:style style:name="T7" style:family="text">
      <style:text-properties officeooo:rsid="0026a24f"/>
    </style:style>
    <style:style style:name="T8" style:family="text">
      <style:text-properties officeooo:rsid="0029e36e"/>
    </style:style>
    <style:style style:name="T9" style:family="text">
      <style:text-properties officeooo:rsid="002bd9d7"/>
    </style:style>
    <style:style style:name="T10" style:family="text">
      <style:text-properties officeooo:rsid="002cf974"/>
    </style:style>
    <style:style style:name="T11" style:family="text">
      <style:text-properties officeooo:rsid="002eb2fd"/>
    </style:style>
    <style:style style:name="T12" style:family="text">
      <style:text-properties officeooo:rsid="00309e46"/>
    </style:style>
    <style:style style:name="T13" style:family="text">
      <style:text-properties officeooo:rsid="00321e6a"/>
    </style:style>
    <style:style style:name="T14" style:family="text">
      <style:text-properties officeooo:rsid="00335bb3"/>
    </style:style>
    <style:style style:name="T15" style:family="text">
      <style:text-properties style:text-position="super 58%" officeooo:rsid="00335bb3"/>
    </style:style>
    <style:style style:name="T16" style:family="text">
      <style:text-properties officeooo:rsid="003473d7"/>
    </style:style>
    <style:style style:name="T17" style:family="text">
      <style:text-properties officeooo:rsid="003632c4"/>
    </style:style>
    <style:style style:name="T18" style:family="text">
      <style:text-properties officeooo:rsid="003639df"/>
    </style:style>
    <style:style style:name="T19" style:family="text">
      <style:text-properties officeooo:rsid="00378bc3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at</text:span><text:span text:style-name="T2">erials:</text:span></text:p>
      <text:p text:style-name="P2"/>
      <text:list xml:id="list1613251661" text:style-name="L1">
        <text:list-item>
          <text:p text:style-name="P5">Computer <text:span text:style-name="T7">and </text:span>Internet connection <text:span text:style-name="T7">to search the Internet</text:span></text:p>
        </text:list-item>
      </text:list>
      <text:list xml:id="list1989752900" text:style-name="L2">
        <text:list-item>
          <text:p text:style-name="P6">Wiki software <text:span text:style-name="T5">(available on Internet)</text:span></text:p>
        </text:list-item>
        <text:list-item>
          <text:p text:style-name="P10">Basic server or Internet host account to run Wiki</text:p>
          <text:p text:style-name="P11"/>
        </text:list-item>
      </text:list>
      <text:p text:style-name="P3">Procedures:</text:p>
      <text:p text:style-name="P3"/>
      <text:list xml:id="list1654393808" text:style-name="L3">
        <text:list-item>
          <text:p text:style-name="P12">Do Internet research on available wiki software, e.g., Confluence, MediaWiki, Twiki and Dokuwiki.</text:p>
          <text:p text:style-name="P13"/>
        </text:list-item>
        <text:list-item>
          <text:p text:style-name="P14">Select software packages that have the following functions:</text:p>
          <text:list>
            <text:list-item>
              <text:p text:style-name="P7"><text:span text:style-name="T3">Free or </text:span><text:span text:style-name="T6">inexpensive</text:span></text:p>
            </text:list-item>
            <text:list-item>
              <text:p text:style-name="P7"><text:span text:style-name="T8">Ready-made homework-related functions </text:span><text:span text:style-name="T9">(or plugins)</text:span></text:p>
            </text:list-item>
            <text:list-item>
              <text:p text:style-name="P7"><text:span text:style-name="T8">Other u</text:span><text:span text:style-name="T3">seful functions (</text:span><text:span text:style-name="T4">including</text:span><text:span text:style-name="T3"> </text:span><text:span text:style-name="T4">additional </text:span><text:span text:style-name="T3">plugins):</text:span></text:p>
              <text:list>
                <text:list-item>
                  <text:p text:style-name="P8"><text:span text:style-name="T4">Basic c</text:span><text:span text:style-name="T3">alendar </text:span><text:span text:style-name="T4">functions – can easily create activities </text:span><text:span text:style-name="T10">(</text:span><text:span text:style-name="T4">projects and homework assignments and test preparation</text:span><text:span text:style-name="T10">)</text:span><text:span text:style-name="T4"> organized in a calendar</text:span></text:p>
                </text:list-item>
                <text:list-item>
                  <text:p text:style-name="P9"><text:span text:style-name="T4">Editable calendar items – items in the calendar link to </text:span><text:span text:style-name="T11">the</text:span><text:span text:style-name="T4"> wiki page for the activity</text:span></text:p>
                </text:list-item>
                <text:list-item>
                  <text:p text:style-name="P9"><text:span text:style-name="T4">Calendar item reminders </text:span><text:span text:style-name="T12">before homework/</text:span><text:span text:style-name="T13">activity</text:span><text:span text:style-name="T12"> is due</text:span></text:p>
                </text:list-item>
                <text:list-item>
                  <text:p text:style-name="P15">Easy group mailing/messaging</text:p>
                </text:list-item>
                <text:list-item>
                  <text:p text:style-name="P15">Additional social networking functions (SMS, Twitter, Facebook, etc.)</text:p>
                </text:list-item>
              </text:list>
            </text:list-item>
          </text:list>
        </text:list-item>
      </text:list>
      <text:p text:style-name="P4"/>
      <text:list xml:id="list2077666675" text:continue-numbering="true" text:style-name="L3">
        <text:list-item>
          <text:p text:style-name="P15">Choose a wiki software and implement the Homework Wiki:</text:p>
          <text:list>
            <text:list-item>
              <text:p text:style-name="P15">Homepage describing the wiki</text:p>
            </text:list-item>
            <text:list-item>
              <text:p text:style-name="P15">Create accounts for key users (teachers and administrator)</text:p>
            </text:list-item>
            <text:list-item>
              <text:p text:style-name="P9"><text:span text:style-name="T4">Generate calendar for </text:span><text:span text:style-name="T17">homework,</text:span><text:span text:style-name="T4"> projects and </text:span><text:span text:style-name="T17">tests </text:span><text:span text:style-name="T14">for 3</text:span><text:span text:style-name="T15">rd</text:span><text:span text:style-name="T14"> Grade </text:span><text:span text:style-name="T17">homeroom</text:span><text:span text:style-name="T14"> </text:span><text:span text:style-name="T17">- </text:span><text:span text:style-name="T14">M</text:span><text:span text:style-name="T16">r</text:span><text:span text:style-name="T14">s. Ferreyros and M</text:span><text:span text:style-name="T16">r</text:span><text:span text:style-name="T14">s. Rodriguez)</text:span></text:p>
            </text:list-item>
            <text:list-item>
              <text:p text:style-name="P9"><text:span text:style-name="T4">Open to the public –</text:span><text:span text:style-name="T17"> create/enable accounts for students and parents </text:span></text:p>
            </text:list-item>
          </text:list>
        </text:list-item>
      </text:list>
      <text:p text:style-name="P4"/>
      <text:list xml:id="list1708530860" text:continue-numbering="true" text:style-name="L3">
        <text:list-item>
          <text:p text:style-name="P9"><text:span text:style-name="T4">Monitor activity and observe homework performance and change in interaction between key stakeholders (students, teachers and parents). Compare t</text:span><text:span text:style-name="T18">he above changes behaviors to</text:span><text:span text:style-name="T4"> </text:span><text:span text:style-name="T18">the situation </text:span><text:span text:style-name="T4">before introduction of the wiki</text:span><text:span text:style-name="T19">. 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oandshaw </meta:initial-creator>
    <meta:creation-date>2011-11-03T21:09:54</meta:creation-date>
    <dc:date>2011-11-06T18:49:36</dc:date>
    <dc:creator>rioandshaw </dc:creator>
    <meta:editing-duration>PT41H46M37S</meta:editing-duration>
    <meta:editing-cycles>19</meta:editing-cycles>
    <meta:generator>OpenOffice.org/3.2$Unix OpenOffice.org_project/320m19$Build-9505</meta:generator>
    <meta:document-statistic meta:table-count="0" meta:image-count="0" meta:object-count="0" meta:page-count="1" meta:paragraph-count="21" meta:word-count="210" meta:character-count="1391"/>
  </office:meta>
</office:document-meta>
</file>